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8pt"/>
    </style:style>
    <style:style style:name="P3" style:family="paragraph" style:parent-style-name="Text_20_body">
      <style:paragraph-properties fo:margin-top="0cm" fo:margin-bottom="0cm"/>
      <style:text-properties fo:font-size="18pt" style:font-size-asian="18pt" style:font-size-complex="18pt"/>
    </style:style>
    <style:style style:name="P4" style:family="paragraph" style:parent-style-name="Text_20_body" style:master-page-name="HTML">
      <style:paragraph-properties style:page-number="auto"/>
    </style:style>
    <style:style style:name="T1" style:family="text">
      <style:text-properties fo:font-size="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Islam</text:p>
      <text:p text:style-name="P1"/>
      <text:p text:style-name="P2">Here is a debate between a prominent Christian and a prominent Muslim. </text:p>
      <text:p text:style-name="P1"/>
      <text:p text:style-name="P1"><text:a xlink:type="simple" xlink:href="https://www.youtube.com/watch?v=PZYmb0BlqNY&amp;t=1359s" text:style-name="Internet_20_link" text:visited-style-name="Visited_20_Internet_20_Link"><text:span text:style-name="T1">https://www.youtube.com/watch?v=PZYmb0BlqNY&amp;t=1359s</text:span></text:a></text:p>
      <text:p text:style-name="P1"/>
      <text:p text:style-name="P2">You pays yer money and yers make your choice. </text:p>
      <text:p text:style-name="P1"/>
      <text:p text:style-name="P1"/>
      <text:p text:style-name="P3">5 Aug 25</text:p>
      <text:p text:style-name="P3"/>
      <text:p text:style-name="P3">no date for the above link to the debate. </text:p>
      <text:p text:style-name="P3"/>
      <text:p text:style-name="P3">Getting into the discussion about Islam. Since Sookhdeo is now devalidated due to the fiscal/sexual scandals attached to his name....who knows if he is guilty or not...only God.....but even the whiff of a scandal and these days one is “cancelled”. And my main “goto” was Sookhdeo. So finally I have to go elsewhere. And Joel Richardson seems to be without scandal. It would seem that if scandal is attached to a person then even if they speak the “Truth” they are rejected due to the scandal. </text:p>
      <text:p text:style-name="P3">So now I have Joel Richardson and of course Dr Jay Smith and also Dr David Wood. But then of course Dr David Wood has scandal attached to his name also, due to his imprisonment prior to his confession of faith when he assaulted his father. But then Christianity itself would perhaps teach the forgiveness of sins?? But if that is true then perhaps even Dr Sookhdeo can be forgiven if he is guilty of whatever sins he is accused of. So in most TV court dramas at least, a attack is usually made on the “credibility” of the witnes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05T14:44:59.34</meta:creation-date>
    <dc:date>2025-08-05T14:57:25.22</dc:date>
    <meta:editing-duration>PT12M25S</meta:editing-duration>
    <meta:editing-cycles>2</meta:editing-cycles>
    <meta:generator>OpenOffice/4.1.15$Win32 OpenOffice.org_project/4115m2$Build-9813</meta:generator>
    <meta:document-statistic meta:table-count="0" meta:image-count="0" meta:object-count="0" meta:page-count="1" meta:paragraph-count="8" meta:word-count="221" meta:character-count="1248"/>
  </office:meta>
</office:document-meta>
</file>